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Text_20_body">
      <style:text-properties fo:language="es" fo:country="ES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5" style:family="paragraph" style:parent-style-name="Titulo">
      <style:text-properties fo:language="es" fo:country="ES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6b6c6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16b6c6" style:font-size-asian="12pt" style:font-size-complex="12pt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style:font-size-asian="10pt" style:font-size-complex="10pt"/>
    </style:style>
    <style:style style:name="P1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6b6c6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6b6c6" style:text-blinking="false" fo:background-color="transparent" loext:padding="0cm" loext:border="none"/>
    </style:style>
    <style:style style:name="P14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6b6c6"/>
    </style:style>
    <style:style style:name="P15" style:family="paragraph" style:parent-style-name="Standard">
      <style:text-properties officeooo:paragraph-rsid="0016b6c6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6b6c6" style:font-size-asian="24pt" style:font-weight-asian="bold" style:font-size-complex="24pt" style:font-weight-complex="bold"/>
    </style:style>
    <style:style style:name="P17" style:family="paragraph" style:parent-style-name="Standard" style:master-page-name="First_20_Page">
      <style:paragraph-properties style:page-number="auto"/>
      <style:text-properties officeooo:paragraph-rsid="0016b6c6"/>
    </style:style>
    <style:style style:name="P18" style:family="paragraph" style:parent-style-name="Text_20_body" style:list-style-name="L1">
      <style:text-properties fo:language="es" fo:country="ES" officeooo:rsid="0016f8dc" officeooo:paragraph-rsid="0013f4e2"/>
    </style:style>
    <style:style style:name="P19" style:family="paragraph" style:parent-style-name="Text_20_body" style:list-style-name="L1">
      <style:text-properties fo:language="es" fo:country="ES" fo:font-style="italic" officeooo:rsid="0016f8dc" officeooo:paragraph-rsid="0013f4e2" style:font-style-asian="italic" style:font-style-complex="italic"/>
    </style:style>
    <style:style style:name="P20" style:family="paragraph" style:parent-style-name="Text_20_body" style:list-style-name="L1">
      <style:text-properties fo:language="es" fo:country="ES" officeooo:paragraph-rsid="0013f4e2"/>
    </style:style>
    <style:style style:name="P21" style:family="paragraph" style:parent-style-name="Text_20_body" style:list-style-name="L2">
      <style:text-properties fo:language="es" fo:country="ES"/>
    </style:style>
    <style:style style:name="P22" style:family="paragraph" style:parent-style-name="Text_20_body" style:list-style-name="L3">
      <style:text-properties fo:language="es" fo:country="ES"/>
    </style:style>
    <style:style style:name="P23" style:family="paragraph" style:parent-style-name="Text_20_body" style:list-style-name="L1">
      <style:text-properties fo:font-size="10pt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8ae53"/>
    </style:style>
    <style:style style:name="T3" style:family="text">
      <style:text-properties fo:color="#999966" loext:opacity="100%" officeooo:rsid="001a103d"/>
    </style:style>
    <style:style style:name="T4" style:family="text">
      <style:text-properties fo:color="#999966" loext:opacity="100%" officeooo:rsid="001b0e3a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6f8dc" style:font-style-asian="italic" style:font-style-complex="italic"/>
    </style:style>
    <style:style style:name="T8" style:family="text">
      <style:text-properties fo:font-style="italic" officeooo:rsid="001578f4" style:font-style-asian="italic" style:font-style-complex="italic"/>
    </style:style>
    <style:style style:name="T9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6b6c6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6b6c6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578f4" style:font-style-asian="normal" style:font-style-complex="normal"/>
    </style:style>
    <style:style style:name="T18" style:family="text">
      <style:text-properties officeooo:rsid="0016f8dc"/>
    </style:style>
    <style:style style:name="T19" style:family="text">
      <style:text-properties officeooo:rsid="00160210"/>
    </style:style>
    <style:style style:name="T2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1" style:family="text">
      <style:text-properties fo:color="#1155cc" loext:opacity="100%" style:text-underline-style="solid" style:text-underline-width="auto" style:text-underline-color="font-color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6" text:name="NumeroTema"/>
        <text:user-field-decl office:value-type="string" office:string-value="Virtual machines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17"/>
      <text:p text:style-name="P15"/>
      <text:p text:style-name="P15"/>
      <text:p text:style-name="P15"/>
      <text:p text:style-name="P16"><text:span text:style-name="T10">Computer Systems – </text:span><text:span text:style-name="T11">Glossary</text:span><text:span text:style-name="T12"><text:line-break/></text:span><text:span text:style-name="T13">UD 0</text:span><text:span text:style-name="T14">6</text:span><text:span text:style-name="T13">. </text:span><text:span text:style-name="T20"><text:user-field-get text:name="Tema">Virtual machines</text:user-field-get></text:span></text:p>
      <text:p text:style-name="P13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1">Sergio García / Alfredo Oltra</text:p>
      <text:p text:style-name="P1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1">s</text:span></text:a></text:p>
      <text:p text:style-name="P14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9">s</text:span></text:a></text:p>
      <text:p text:style-name="P12">20<text:span text:style-name="T22">22</text:span>/20<text:span text:style-name="T23">2</text:span><text:span text:style-name="T22">3</text:span></text:p>
      <text:p text:style-name="P6"><text:tab/><text:tab/><text:tab/><text:tab/><text:tab/><text:tab/><text:tab/><text:tab/><text:tab/><text:tab/>Versión:<text:date style:data-style-name="N105" text:date-value="2022-07-29T20:39:32.425999981">220729</text:date>.<text:time style:data-style-name="N104" text:time-value="2022-07-29T20:39:32.425999981">2039</text:time></text:p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U0<text:user-field-get text:name="NumeroTema">6</text:user-field-get>. <text:user-field-get text:name="Tema">Virtual machines</text:user-field-get></text:p>
      <text:p text:style-name="P5"/>
      <text:h text:style-name="Heading_20_1" text:outline-level="1">Vocabulary</text:h>
      <text:p text:style-name="Text_20_body">General:</text:p>
      <text:list xml:id="list3751830686" text:style-name="L1">
        <text:list-item>
          <text:p text:style-name="P18">Virtual machines: Máquinas virtuales</text:p>
        </text:list-item>
        <text:list-item>
          <text:p text:style-name="P19">enviroment: entorno</text:p>
        </text:list-item>
        <text:list-item>
          <text:p text:style-name="P19">guest: invitado </text:p>
        </text:list-item>
        <text:list-item>
          <text:p text:style-name="P20"><text:span text:style-name="T7">host</text:span>: <text:span text:style-name="T18">anfitrión</text:span></text:p>
        </text:list-item>
        <text:list-item>
          <text:p text:style-name="P18">kernel: <text:span text:style-name="T19">núcleo</text:span> del sistema operativo</text:p>
        </text:list-item>
        <text:list-item>
          <text:p text:style-name="P18">resources: recursos</text:p>
        </text:list-item>
        <text:list-item>
          <text:p text:style-name="P18">performance: rendimiento</text:p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9"/>
      <text:p text:style-name="P3">Verbos:</text:p>
      <text:list xml:id="list3233915909" text:style-name="L2">
        <text:list-item>
          <text:p text:style-name="P21"><text:span text:style-name="T6">to </text:span><text:span text:style-name="T8">share</text:span><text:span text:style-name="T6">: </text:span><text:span text:style-name="T17">compartir</text:span></text:p>
        </text:list-item>
      </text:list>
      <text:list xml:id="list3026588797" text:style-name="L3">
        <text:list-item>
          <text:p text:style-name="P22"><text:span text:style-name="T6">to </text:span><text:span text:style-name="T8">emulate</text:span><text:span text:style-name="T6">: </text:span><text:span text:style-name="T8">emular</text:span><text:span text:style-name="T16"> </text:span>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04" number:language="es" number:country="ES">
      <number:hours number:style="long"/>
      <number:minutes number:style="long"/>
    </number:time-style>
    <number:date-style style:name="N10105" number:language="es" number:country="ES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  <number:time-style style:name="N30111" number:language="en" number:country="GB">
      <number:hours number:style="long"/>
      <number:minutes number:style="long"/>
    </number:time-style>
    <number:date-style style:name="N30112" number:language="en" number:country="GB">
      <number:year/>
      <number:month number:style="long"/>
      <number:day number:style="long"/>
    </number:date-style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b0e3a"/>
    </style:style>
    <style:style style:name="MT3" style:family="text">
      <style:text-properties fo:color="#999966" loext:opacity="100%" officeooo:rsid="0018ae53"/>
    </style:style>
    <style:style style:name="MT4" style:family="text">
      <style:text-properties fo:color="#999966" loext:opacity="100%" officeooo:rsid="001a103d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6" text:name="NumeroTema"/>
          <text:user-field-decl office:value-type="string" office:string-value="Virtual machines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6</text:user-field-get></text:span><text:span text:style-name="MT1">. </text:span><text:span text:style-name="MT1"><text:user-field-get text:name="Tema">Virtual machines</text:user-field-get></text:span></text:p>
      </style:header>
      <style:footer>
        <text:user-field-decls>
          <text:user-field-decl office:value-type="string" office:string-value="6" text:name="NumeroTema"/>
        </text:user-field-decls>
        <text:p text:style-name="Footer"><text:span text:style-name="MT1">CF</text:span><text:span text:style-name="MT2">G</text:span><text:span text:style-name="MT1">S. D</text:span><text:span text:style-name="MT3">AM/</text:span><text:span text:style-name="MT4">DAW</text:span><text:span text:style-name="MT1"><text:tab/><text:tab/></text:span><text:span text:style-name="MT1"><text:user-field-get text:name="NumeroTema">6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4H57M55S</meta:editing-duration>
    <meta:editing-cycles>24</meta:editing-cycles>
    <meta:generator>LibreOffice/7.3.2.2$Windows_X86_64 LibreOffice_project/49f2b1bff42cfccbd8f788c8dc32c1c309559be0</meta:generator>
    <meta:initial-creator>Alfredo Oltra Orengo</meta:initial-creator>
    <dc:date>2022-07-29T20:39:32.270000000</dc:date>
    <meta:document-statistic meta:table-count="0" meta:image-count="1" meta:object-count="0" meta:page-count="2" meta:paragraph-count="26" meta:word-count="76" meta:character-count="549" meta:non-whitespace-character-count="491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